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48pt" officeooo:rsid="001c7e31" officeooo:paragraph-rsid="001c7e31" style:font-size-asian="48pt" style:font-size-complex="48pt"/>
    </style:style>
    <style:style style:name="P2" style:family="paragraph" style:parent-style-name="Standard">
      <style:paragraph-properties fo:text-align="center" style:justify-single-word="false"/>
      <style:text-properties style:font-name="Calibri" fo:font-size="32pt" officeooo:rsid="001c7e31" officeooo:paragraph-rsid="001c7e31" style:font-size-asian="28pt" style:font-size-complex="32pt"/>
    </style:style>
    <style:style style:name="P3" style:family="paragraph" style:parent-style-name="TítuloProposta">
      <style:paragraph-properties fo:break-before="page"/>
    </style:style>
    <style:style style:name="P4" style:family="paragraph" style:parent-style-name="TítuloProposta">
      <style:paragraph-properties fo:break-before="page"/>
      <style:text-properties officeooo:rsid="001d0a66" officeooo:paragraph-rsid="001d0a66"/>
    </style:style>
    <style:style style:name="P5" style:family="paragraph" style:parent-style-name="TítuloProposta">
      <style:paragraph-properties fo:break-before="page"/>
      <style:text-properties officeooo:rsid="001fb888" officeooo:paragraph-rsid="001fb888"/>
    </style:style>
    <style:style style:name="P6" style:family="paragraph" style:parent-style-name="TextoProposta">
      <style:text-properties officeooo:rsid="001d0a66" officeooo:paragraph-rsid="001d0a66"/>
    </style:style>
    <style:style style:name="P7" style:family="paragraph" style:parent-style-name="TextoProposta" style:list-style-name="L1">
      <style:text-properties officeooo:rsid="001d0a66" officeooo:paragraph-rsid="001d0a66"/>
    </style:style>
    <style:style style:name="P8" style:family="paragraph" style:parent-style-name="TextoProposta" style:list-style-name="L2">
      <style:text-properties officeooo:rsid="001d0a66" officeooo:paragraph-rsid="001d0a66"/>
    </style:style>
    <style:style style:name="P9" style:family="paragraph" style:parent-style-name="TextoProposta" style:list-style-name="L2">
      <style:text-properties officeooo:rsid="001dfd35" officeooo:paragraph-rsid="001dfd35"/>
    </style:style>
    <style:style style:name="P10" style:family="paragraph" style:parent-style-name="TextoProposta">
      <style:text-properties officeooo:rsid="001dfd35" officeooo:paragraph-rsid="001dfd35"/>
    </style:style>
    <style:style style:name="P11" style:family="paragraph" style:parent-style-name="TextoProposta">
      <style:text-properties officeooo:rsid="001fb888" officeooo:paragraph-rsid="00242a11"/>
    </style:style>
    <style:style style:name="P12" style:family="paragraph" style:parent-style-name="TextoProposta">
      <style:text-properties officeooo:rsid="00242a11" officeooo:paragraph-rsid="00242a11"/>
    </style:style>
    <style:style style:name="P13" style:family="paragraph" style:parent-style-name="TextoProposta">
      <style:text-properties officeooo:rsid="0027b3aa" officeooo:paragraph-rsid="0027b3aa"/>
    </style:style>
    <style:style style:name="P14" style:family="paragraph" style:parent-style-name="TextoProposta">
      <style:paragraph-properties fo:margin-left="0cm" fo:margin-right="0cm" fo:text-indent="0cm" style:auto-text-indent="false"/>
      <style:text-properties officeooo:rsid="001d0a66" officeooo:paragraph-rsid="001dfd35"/>
    </style:style>
    <style:style style:name="P15" style:family="paragraph" style:parent-style-name="TextoProposta" style:list-style-name="L1">
      <style:paragraph-properties fo:margin-left="0cm" fo:margin-right="0cm" fo:text-indent="0cm" style:auto-text-indent="false"/>
      <style:text-properties officeooo:rsid="001d0a66" officeooo:paragraph-rsid="001d0a66"/>
    </style:style>
    <style:style style:name="T1" style:family="text">
      <style:text-properties officeooo:rsid="001dfd35"/>
    </style:style>
    <style:style style:name="T2" style:family="text">
      <style:text-properties officeooo:rsid="001fb888"/>
    </style:style>
    <style:style style:name="T3" style:family="text">
      <style:text-properties officeooo:rsid="00218aac"/>
    </style:style>
    <style:style style:name="T4" style:family="text">
      <style:text-properties officeooo:rsid="00255a1b"/>
    </style:style>
    <style:style style:name="T5" style:family="text">
      <style:text-properties officeooo:rsid="0027d22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ta-Proposta para o cargo de Gerente de Projetos da ECCjr</text:p>
      <text:p text:style-name="P1"/>
      <text:p text:style-name="P1"/>
      <text:p text:style-name="P1"/>
      <text:p text:style-name="P2"/>
      <text:p text:style-name="P2"/>
      <text:p text:style-name="P2"/>
      <text:p text:style-name="P2">Renan Miguel Retondo</text:p>
      <text:p text:style-name="P4">Dados Pessoais</text:p>
      <text:p text:style-name="P6"/>
      <text:p text:style-name="SubtítuloProposta">Idade</text:p>
      <text:list xml:id="list4560663397220207460" text:style-name="L1">
        <text:list-item>
          <text:p text:style-name="P7">23 anos</text:p>
          <text:p text:style-name="P15"/>
        </text:list-item>
      </text:list>
      <text:p text:style-name="SubtítuloProposta">Contatos</text:p>
      <text:list xml:id="list915005836225981527" text:style-name="L2">
        <text:list-item>
          <text:p text:style-name="P8">e-mail: <text:a xlink:type="simple" xlink:href="mailto:renanmiguel93@hotmail.com" text:style-name="Internet_20_link" text:visited-style-name="Visited_20_Internet_20_Link">renanmiguel93@hotmail.com</text:a></text:p>
        </text:list-item>
        <text:list-item>
          <text:p text:style-name="P8"><text:span text:style-name="T1">T</text:span>elefone/<text:span text:style-name="T1">WhatsApp</text:span>: (16) 99608-6475</text:p>
        </text:list-item>
        <text:list-item>
          <text:p text:style-name="P9">Facebook: <text:a xlink:type="simple" xlink:href="https://www.facebook.com/renan.miguel.18" text:style-name="Internet_20_link" text:visited-style-name="Visited_20_Internet_20_Link">https://www.facebook.com/renan.miguel.18</text:a></text:p>
        </text:list-item>
      </text:list>
      <text:p text:style-name="P14"/>
      <text:p text:style-name="SubtítuloProposta">Formação</text:p>
      <text:p text:style-name="P10">Ensino Médio completo no ano de 2010 pela <text:span text:style-name="T2">Escola Estadual</text:span> Dr. Antonio José Pedroso/Jaboticabal-SP.</text:p>
      <text:p text:style-name="P6">Formado em Técnico em Informática no <text:span text:style-name="T1">primeiro semestre do </text:span>ano de 2010 pela Etec Dr. Adail Nunes da Silva/Taquaritinga-SP. Os conhecimentos adquiridos nesse curso fo<text:span text:style-name="T1">ram</text:span>: Lógica de Programação, Desenvolvimento de Softwares, Banco de Dados, <text:span text:style-name="T1">Sistemas Operacionais, Manutenção de Computadores e Linguagens de Programação. A duração regular do curso foi de um ano e seis meses.</text:span></text:p>
      <text:p text:style-name="P10">Formado em Manutenção de Computadores por uma escola particular de Informática no ano de 2008 na cidade de Jaboticabal-SP. A duração do curso foi de um ano.</text:p>
      <text:p text:style-name="P10">Conhecimentos adquiridos por conta própria em Photoshop, Corel Draw e Illustrator.</text:p>
      <text:p text:style-name="P5">Motivação</text:p>
      <text:p text:style-name="P11">O curso de Ciência da Computação não prepara o aluno para o mercado de trabalho, pois não oferece atividades em que o aluno <text:span text:style-name="T3">esteja em</text:span> um ambiente <text:span text:style-name="T3">em</text:span> que <text:span text:style-name="T3">ele possa praticar todo seu conhecimento adquirido durante o andamento do curso, ou que ele possa adquirir conhecimentos e experiências corporativas que vão além dos ensinos passados pelo curso,</text:span> exi<text:span text:style-name="T3">gindo</text:span> <text:span text:style-name="T3">uma maior </text:span>responsabilidade <text:span text:style-name="T3">e</text:span> compromisso com tarefa<text:span text:style-name="T3">s</text:span> <text:span text:style-name="T3">e prazos, que é essencial para um bom profissional tal como um funcionário ou até administrador de uma empresa</text:span>. <text:span text:style-name="T3">A ECCjr é um bom meio para o aluno absorver todas essas experiências, conhecimentos e responsabilidades. Ela é nosso patrimônio, poque por meio dela é possível passar por todos esses desafios, tendo que assumir responsabilidades, cumprir prazos, saber se relacionar com o colega de trabalho, adquirir conhecimentos técnicos por meio de projetos reais negociados com empresas ou organizações. Nosso dever é apoiar e ajudar a manter a empresa júnior sempre visando seu crescimento para que os próximos integrantes possam usufruir de um ambiente bem cuidado e ter orgulho de vestir a camisa. Esse é o compromisso que quero manter, colaborando com o desenvolvimento da nossa querida ECCjr sendo Gerente de Projetos.</text:span></text:p>
      <text:p text:style-name="P3">Análise crítica da ECCjr</text:p>
      <text:p text:style-name="P12">A ECCjr estava morta até pouco tempo atrás e graças aos membros anteriores ela renasceu. <text:span text:style-name="T4">Como empresa, ainda é tempo de reformulação, adequação e organização. Mesmo assim, o estado atual da empresa é muito bom, com visão de crescimento. A demanda de projetos é muito boa e até difícil de atender todos que aparecem. O ambiente atual da empresa passa por um pouco de apreensão por falta de um novo presidente, mas também por esperança de uma boa gestão e comprometimento dos seus membros.</text:span></text:p>
      <text:p text:style-name="P3">Análise crítica da Gerência de Projetos</text:p>
      <text:p text:style-name="P13">Na gestão anterior, alguns projetos foram prejudicados por falta de comprometimento de alguns membros fazendo com que o projeto sofresse atrasos e sobrecarga de trabalho em membros que realmente estavam trabalhando.</text:p>
      <text:p text:style-name="P13">Na minha gestão, pretendo evitar esse tipo de acontecimento motivando os membros a participarem ativamente dos projetos. Uma maior cobrança é necessária, assim como um maior apoio, seja técnico ou pessoal, <text:span text:style-name="T5">um maior acompanhamento do projeto por meio de apresentações e reuniões frequentes. Também é interessante que as equipes de projetos diferentes se integrem, discutam sobre seus projetos, se conheçam um pouco mais, troquem conhecimentos, experiências, e que reconheçam o valor que cada um tem dentro da empres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ítuloProposta" style:family="paragraph">
      <loext:graphic-properties draw:fill-image-width="0cm" draw:fill-image-height="0cm"/>
      <style:paragraph-properties fo:line-height="150%" fo:text-align="start" style:justify-single-word="false" style:shadow="none" style:writing-mode="page">
        <style:tab-stops/>
      </style:paragraph-properties>
      <style:text-properties style:font-name="Calibri" fo:font-family="Calibri" style:font-family-generic="swiss" style:font-pitch="variable" fo:font-size="16pt" fo:font-weight="bold" officeooo:rsid="001c7e31" style:font-size-asian="14pt" style:font-size-complex="16pt"/>
    </style:style>
    <style:style style:name="SubtítuloProposta" style:family="paragraph">
      <style:paragraph-properties fo:line-height="150%" style:writing-mode="page"/>
      <style:text-properties style:font-name="Calibri1" fo:font-family="Calibri" style:font-style-name="Regular" style:font-family-generic="swiss" style:font-pitch="variable" fo:font-size="14pt" style:font-size-asian="10.5pt"/>
    </style:style>
    <style:style style:name="TextoProposta" style:family="paragraph">
      <style:paragraph-properties fo:margin-left="0cm" fo:margin-right="0cm" fo:line-height="150%" fo:text-align="justify" style:justify-single-word="false" fo:text-indent="1cm" style:auto-text-indent="false" style:writing-mode="page"/>
      <style:text-properties style:font-name="Calibri1" fo:font-family="Calibri" style:font-style-name="Regular" style:font-family-generic="swiss" style:font-pitch="variable" fo:font-size="12pt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3T23:39:27.768000000</meta:creation-date>
    <meta:editing-cycles>1</meta:editing-cycles>
    <meta:editing-duration>PT16M9S</meta:editing-duration>
    <dc:date>2017-01-24T02:19:48.201000000</dc:date>
    <meta:document-statistic meta:table-count="0" meta:image-count="0" meta:object-count="0" meta:page-count="5" meta:paragraph-count="22" meta:word-count="539" meta:character-count="3473" meta:non-whitespace-character-count="2960"/>
    <meta:generator>LibreOffice/5.2.4.2$Windows_X86_64 LibreOffice_project/3d5603e1122f0f102b62521720ab13a38a4e0eb0</meta:generator>
  </office:meta>
</office:document-meta>
</file>